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ultatFinal" table:style-name="ta1">
        <table:shapes>
          <draw:frame draw:z-index="0" draw:style-name="gr1" draw:text-style-name="P1" svg:width="19.765cm" svg:height="11.608cm" svg:x="3.882cm" svg:y="1.089cm">
            <draw:object draw:notify-on-update-of-ranges="resultatFinal.A1:resultatFinal.A442 resultatFinal.B1:resultatFinal.B442 resultatFinal.C1:resultatFinal.C4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table:number-columns-repeated="3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table:number-columns-repeated="3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table:number-columns-repeated="3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table:number-columns-repeated="3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335" calcext:value-type="float">
            <text:p>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8T14:59:56.421788229</dc:date>
    <meta:editing-duration>PT1M15S</meta:editing-duration>
    <meta:editing-cycles>1</meta:editing-cycles>
    <meta:document-statistic meta:table-count="1" meta:cell-count="1326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766cm" svg:height="11.609cm" xlink:href=".." xlink:type="simple" chart:class="chart:line" chart:style-name="ch1">
        <chart:legend chart:legend-position="end" svg:x="16.834cm" svg:y="5.256cm" style:legend-expansion="high" chart:style-name="ch2"/>
        <chart:plot-area chart:style-name="ch3" table:cell-range-address="resultatFinal.A1:resultatFinal.C442" chart:data-source-has-labels="column" svg:x="0.395cm" svg:y="0.232cm" svg:width="16.044cm" svg:height="11.145cm">
          <chartooo:coordinate-region svg:x="1.202cm" svg:y="0.431cm" svg:width="15.237cm" svg:height="10.022cm"/>
          <chart:axis chart:dimension="x" chart:name="primary-x" chart:style-name="ch4" chartooo:axis-type="auto">
            <chartooo:date-scale/>
            <chart:categories table:cell-range-address="resultatFinal.A1:resultatFinal.A4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atFinal.B1:resultatFinal.B442" chart:class="chart:line">
            <chart:data-point chart:repeated="442"/>
          </chart:series>
          <chart:series chart:style-name="ch7" chart:values-cell-range-address="resultatFinal.C1:resultatFinal.C442" chart:class="chart:line">
            <chart:data-point chart:repeated="4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resultatFinal.A1:resultatFinal.A442</svg:desc>
                </draw:g>
              </table:table-cell>
              <table:table-cell office:value-type="float" office:value="1">
                <text:p>1</text:p>
                <draw:g>
                  <svg:desc>resultatFinal.B1:resultatFinal.B442</svg:desc>
                </draw:g>
              </table:table-cell>
              <table:table-cell office:value-type="float" office:value="1">
                <text:p>1</text:p>
                <draw:g>
                  <svg:desc>resultatFinal.C1:resultatFinal.C442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73">
                <text:p>2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09">
                <text:p>3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11">
                <text:p>3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58">
                <text:p>35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72">
                <text:p>37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329">
                <text:p>3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43">
                <text:p>343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349">
                <text:p>34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64">
                <text:p>36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66">
                <text:p>36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71">
                <text:p>3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63">
                <text:p>3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53">
                <text:p>3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68">
                <text:p>368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56">
                <text:p>35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19">
                <text:p>31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339">
                <text:p>3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325">
                <text:p>32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359">
                <text:p>359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65">
                <text:p>365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351">
                <text:p>35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37">
                <text:p>33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333">
                <text:p>3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347">
                <text:p>3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357">
                <text:p>35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367">
                <text:p>36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35">
                <text:p>335</text:p>
              </table:table-cell>
              <table:table-cell office:value-type="float" office:value="335">
                <text:p>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